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71fb7" officeooo:paragraph-rsid="00271fb7"/>
    </style:style>
    <style:style style:name="P2" style:family="paragraph" style:parent-style-name="Text_20_body">
      <style:text-properties officeooo:paragraph-rsid="0013f9df"/>
    </style:style>
    <style:style style:name="P3" style:family="paragraph" style:parent-style-name="Text_20_body">
      <style:text-properties officeooo:rsid="00141b30" officeooo:paragraph-rsid="00141b30"/>
    </style:style>
    <style:style style:name="P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141b30" style:font-size-asian="12pt" style:font-size-complex="12pt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e5f4" officeooo:paragraph-rsid="0014e5f4" style:font-size-asian="12pt" style:font-size-complex="12pt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23a5" style:font-size-asian="12pt" style:font-size-complex="12pt"/>
    </style:style>
    <style:style style:name="P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d236" style:font-size-asian="12pt" style:font-size-complex="12pt"/>
    </style:style>
    <style:style style:name="P8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264cae" style:font-size-asian="12pt" style:font-size-complex="12pt"/>
    </style:style>
    <style:style style:name="P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2ba9e" officeooo:paragraph-rsid="0022ba9e" style:font-size-asian="12pt" style:font-size-complex="12pt"/>
    </style:style>
    <style:style style:name="P10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c2108" officeooo:paragraph-rsid="002c2108" style:font-size-asian="12pt" style:font-size-complex="12pt"/>
    </style:style>
    <style:style style:name="P11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e0736" officeooo:paragraph-rsid="002e0736" style:font-size-asian="12pt" style:font-size-complex="12pt"/>
    </style:style>
    <style:style style:name="P1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 style:font-size-asian="12pt" style:font-size-complex="12pt"/>
    </style:style>
    <style:style style:name="P1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2e6984" style:font-size-asian="12pt" style:font-size-complex="12pt"/>
    </style:style>
    <style:style style:name="P14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e5f4" officeooo:paragraph-rsid="0014e5f4" style:font-size-asian="12pt" style:font-size-complex="12pt"/>
    </style:style>
    <style:style style:name="P15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1923a5" style:font-size-asian="12pt" style:font-size-complex="12pt"/>
    </style:style>
    <style:style style:name="P16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19d236" style:font-size-asian="12pt" style:font-size-complex="12pt"/>
    </style:style>
    <style:style style:name="P17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2fc69c" style:font-size-asian="12pt" style:font-size-complex="12pt"/>
    </style:style>
    <style:style style:name="P18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061a6" officeooo:paragraph-rsid="002061a6" style:font-size-asian="12pt" style:font-size-complex="12pt"/>
    </style:style>
    <style:style style:name="P19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/>
    </style:style>
    <style:style style:name="P20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1879a4"/>
    </style:style>
    <style:style style:name="P21" style:family="paragraph" style:parent-style-name="Text_20_body">
      <style:text-properties officeooo:paragraph-rsid="002fc69c"/>
    </style:style>
    <style:style style:name="P22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2b4e1d" style:font-size-asian="12pt" style:font-size-complex="12pt"/>
    </style:style>
    <style:style style:name="P23" style:family="paragraph">
      <style:paragraph-properties fo:text-align="start"/>
      <style:text-properties style:text-line-through-style="none" style:text-line-through-type="none" style:font-name="Liberation Sans" fo:font-size="10pt" fo:font-style="normal" style:text-underline-style="none" fo:font-weight="normal"/>
    </style:style>
    <style:style style:name="P2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P2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1923a5" style:font-size-asian="12pt" style:font-size-complex="12pt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 officeooo:rsid="002fc69c" style:font-size-asian="12pt" style:font-size-complex="12pt"/>
    </style:style>
    <style:style style:name="T5" style:family="text">
      <style:text-properties fo:font-variant="normal" fo:text-transform="none" fo:color="#333333" style:font-name="Helvetica Neue" fo:font-size="22.5pt" fo:letter-spacing="normal" fo:font-style="normal" fo:font-weight="bold"/>
    </style:style>
    <style:style style:name="T6" style:family="text">
      <style:text-properties officeooo:rsid="0013f9df"/>
    </style:style>
    <style:style style:name="T7" style:family="text">
      <style:text-properties style:font-name="Helvetica Neue" fo:font-size="10.5pt"/>
    </style:style>
    <style:style style:name="T8" style:family="text">
      <style:text-properties officeooo:rsid="0017c506"/>
    </style:style>
    <style:style style:name="T9" style:family="text">
      <style:text-properties officeooo:rsid="00291e30"/>
    </style:style>
    <style:style style:name="T10" style:family="text">
      <style:text-properties officeooo:rsid="002e6984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Zone de texte 3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7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9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0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1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13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6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3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5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8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control text:anchor-type="paragraph" draw:z-index="15" draw:style-name="gr3" draw:text-style-name="P25" svg:width="4.095cm" svg:height="0.726cm" svg:x="1.245cm" svg:y="-1.009cm" draw:control="control15"/><text:span text:style-name="T8">Rapport - </text:span>TP1 <text:span text:style-name="T9">PHP</text:span></text:p>
      <text:h text:style-name="Heading_20_1" text:outline-level="1">Exercice <text:span text:style-name="T6">1</text:span> - <text:span text:style-name="T5">Affichage en php</text:span></text:h>
      <text:p text:style-name="P2"><text:span text:style-name="T2">A quoi correspondent menu01 et menu02</text:span> <draw:control text:anchor-type="as-char" svg:y="-0.817cm" draw:z-index="0" draw:style-name="gr1" draw:text-style-name="P23" svg:width="16.999cm" svg:height="1.676cm" draw:control="control20"/></text:p>
      <text:p text:style-name="P19">Pourquoi il y a t il un $ devant leur nom ?</text:p>
      <text:p text:style-name="P3"><draw:control text:anchor-type="as-char" draw:z-index="1" draw:style-name="gr2" draw:text-style-name="P23" svg:width="16.871cm" svg:height="1.287cm" draw:control="control1"/></text:p>
      <text:p text:style-name="P4">A quoi sert le ; à la fin de chaque ligne ?</text:p>
      <text:p text:style-name="P19"><draw:control text:anchor-type="as-char" draw:z-index="2" draw:style-name="gr2" draw:text-style-name="P24" svg:width="16.842cm" svg:height="1.191cm" draw:control="control2"/></text:p>
      <text:p text:style-name="P12">Pourquoi HOME et <text:span text:style-name="T9">SERVICES</text:span> sont entre " ?</text:p>
      <text:p text:style-name="P22"><draw:control text:anchor-type="as-char" draw:z-index="16" draw:style-name="gr2" draw:text-style-name="P24" svg:width="16.849cm" svg:height="1.359cm" draw:control="control16"/></text:p>
      <text:p text:style-name="P12">Pourquoi le code //Déclaration de variables, n'apparait pas à l'écran ?</text:p>
      <text:p text:style-name="P12"><draw:control text:anchor-type="as-char" draw:z-index="17" draw:style-name="gr2" draw:text-style-name="P24" svg:width="16.513cm" svg:height="1.144cm" draw:control="control17"/></text:p>
      <text:p text:style-name="P12">Pourquoi lorsque l'on double clique sur le nom du fichier seul le code de la page apparait ?</text:p>
      <text:p text:style-name="P4"><draw:control text:anchor-type="as-char" draw:z-index="3" draw:style-name="gr2" draw:text-style-name="P24" svg:width="16.925cm" svg:height="1.193cm" draw:control="control3"/></text:p>
      <text:p text:style-name="P13">A quoi correspond l'extension p<text:span text:style-name="T10">hp</text:span></text:p>
      <text:p text:style-name="P13"><draw:control text:anchor-type="as-char" svg:y="-0.261cm" draw:z-index="18" draw:style-name="gr1" draw:text-style-name="P24" svg:width="16.925cm" svg:height="1.37cm" draw:control="control18"/></text:p>
      <text:p text:style-name="P4"><text:span text:style-name="T7">A quoi sert la balise &lt;?php ?&gt;</text:span>  ?</text:p>
      <text:p text:style-name="P4"><draw:control text:anchor-type="as-char" draw:z-index="4" draw:style-name="gr2" draw:text-style-name="P24" svg:width="16.842cm" svg:height="1.382cm" draw:control="control4"/></text:p>
      <text:p text:style-name="P12">A quoi sert l'instruction echo ?</text:p>
      <text:p text:style-name="P4"><draw:control text:anchor-type="as-char" draw:z-index="5" draw:style-name="gr2" draw:text-style-name="P24" svg:width="16.962cm" svg:height="1.35cm" draw:control="control5"/></text:p>
      <text:p text:style-name="P14"><text:soft-page-break/>Pourquoi à l'affichage nous avons HOME et non pas $menu01 ?</text:p>
      <text:p text:style-name="P5"><draw:control text:anchor-type="as-char" draw:z-index="6" draw:style-name="gr2" draw:text-style-name="P24" svg:width="16.879cm" svg:height="1.253cm" draw:control="control6"/></text:p>
      <text:p text:style-name="P20">Pourquoi à l'affichage nous avons HOME et non pas "HOME" ?</text:p>
      <text:p text:style-name="Standard"><draw:control text:anchor-type="as-char" draw:z-index="7" draw:style-name="gr2" draw:text-style-name="P24" svg:width="16.999cm" svg:height="1.493cm" draw:control="control7"/></text:p>
      <text:p text:style-name="P15">Modifiez la déclaration de variables pour que tous le menu soit en anglais.</text:p>
      <text:p text:style-name="P6"><draw:control text:anchor-type="as-char" draw:z-index="8" draw:style-name="gr2" draw:text-style-name="P24" svg:width="16.999cm" svg:height="4.396cm" draw:control="control8"/><draw:control text:anchor-type="as-char" draw:z-index="9" draw:style-name="gr2" draw:text-style-name="P25" svg:width="0.14cm" svg:height="0.003cm" draw:control="control9"/></text:p>
      <text:p text:style-name="P10">Modifiez le code HTML pour que l'affichage du menu soit en anglais.</text:p>
      <text:p text:style-name="P7"><draw:control text:anchor-type="as-char" draw:z-index="10" draw:style-name="gr2" draw:text-style-name="P24" svg:width="16.851cm" svg:height="4.349cm" draw:control="control10"/></text:p>
      <text:h text:style-name="Heading_20_1" text:outline-level="1">Exercice 2 - Affichage des variables numériques</text:h>
      <text:p text:style-name="P16">A quoi correspondent les propriétés pointer-events, cursor ?</text:p>
      <text:p text:style-name="P7"><draw:control text:anchor-type="as-char" draw:z-index="11" draw:style-name="gr2" draw:text-style-name="P24" svg:width="16.962cm" svg:height="2.645cm" draw:control="control11"/></text:p>
      <text:p text:style-name="P18">Que cherche-t-on à obtenir ?</text:p>
      <text:p text:style-name="P7"><draw:control text:anchor-type="as-char" draw:z-index="12" draw:style-name="gr2" draw:text-style-name="P24" svg:width="16.879cm" svg:height="1.708cm" draw:control="control12"/></text:p>
      <text:p text:style-name="P16"/>
      <text:p text:style-name="P21"><text:soft-page-break/><text:span text:style-name="T3">Po</text:span><text:span text:style-name="T4">u</text:span><text:span text:style-name="T3">rquoi n'avoir laissé que la balise form </text:span></text:p>
      <text:p text:style-name="P17"><draw:control text:anchor-type="as-char" draw:z-index="19" draw:style-name="gr2" draw:text-style-name="P24" svg:width="16.795cm" svg:height="1.516cm" draw:control="control19"/></text:p>
      <text:p text:style-name="P16">Donnez le code modifié de votre page HTML</text:p>
      <text:p text:style-name="P7"><draw:control text:anchor-type="as-char" draw:z-index="13" draw:style-name="gr2" draw:text-style-name="P24" svg:width="16.851cm" svg:height="9.115cm" draw:control="control13"/></text:p>
      <text:p text:style-name="P11">Donnez le code de la date du jour.</text:p>
      <text:p text:style-name="P9"><draw:control text:anchor-type="as-char" draw:z-index="14" draw:style-name="gr2" draw:text-style-name="P24" svg:width="16.684cm" svg:height="2.07cm" draw:control="control14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1fb7" officeooo:paragraph-rsid="00271f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 :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4:48:20.628000000</meta:creation-date>
    <dc:date>2016-09-03T13:27:24.418000000</dc:date>
    <meta:editing-duration>P2DT6H49M46S</meta:editing-duration>
    <meta:editing-cycles>28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39" meta:word-count="189" meta:character-count="991" meta:non-whitespace-character-count="820"/>
  </office:meta>
</office:document-meta>
</file>